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Arial" svg:font-family="Arial"/>
    <style:font-face style:name="Calibri1" svg:font-family="Calibri"/>
    <style:font-face style:name="FreeSans1" svg:font-family="FreeSans" style:font-family-generic="swiss"/>
    <style:font-face style:name="Abyssinica SIL1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yssinica SIL1" fo:font-size="12pt" style:font-size-asian="12pt" style:font-size-complex="12pt"/>
    </style:style>
    <style:style style:name="P2" style:family="paragraph" style:parent-style-name="List_20_Paragraph">
      <style:paragraph-properties fo:margin-left="2.54cm" fo:margin-right="0cm" fo:text-indent="0cm" style:auto-text-indent="false"/>
      <style:text-properties style:font-name="Abyssinica SIL1" fo:font-size="12pt" fo:font-weight="bold" style:font-size-asian="12pt" style:font-weight-asian="bold" style:font-size-complex="12pt"/>
    </style:style>
    <style:style style:name="P3" style:family="paragraph" style:parent-style-name="List_20_Paragraph">
      <style:paragraph-properties fo:margin-left="2.54cm" fo:margin-right="0cm" fo:text-indent="0cm" style:auto-text-indent="false"/>
      <style:text-properties style:font-name="Abyssinica SIL1" fo:font-size="12pt" style:font-size-asian="12pt" style:font-size-complex="12pt"/>
    </style:style>
    <style:style style:name="P4" style:family="paragraph" style:parent-style-name="List_20_Paragraph">
      <style:text-properties style:font-name="Abyssinica SIL1" fo:font-size="12pt" fo:font-weight="bold" officeooo:paragraph-rsid="00155705" style:font-size-asian="12pt" style:font-weight-asian="bold" style:font-size-complex="12pt"/>
    </style:style>
    <style:style style:name="P5" style:family="paragraph" style:parent-style-name="Text_20_body" style:list-style-name="WWNum4">
      <style:text-properties officeooo:paragraph-rsid="00296923"/>
    </style:style>
    <style:style style:name="P6" style:family="paragraph" style:parent-style-name="Text_20_body" style:list-style-name="WWNum4">
      <style:text-properties style:font-name="Abyssinica SIL1" fo:font-size="12pt" officeooo:rsid="002821ae" officeooo:paragraph-rsid="00296923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9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0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1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2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3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1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#ffffff"/>
    </style:style>
    <style:style style:name="P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1" style:family="paragraph" style:parent-style-name="Text_20_body" style:list-style-name="L4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3" style:family="paragraph" style:parent-style-name="Text_20_body" style:list-style-name="L2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22222" style:text-line-through-style="none" style:text-line-through-type="none" style:font-name="Abyssinica SIL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2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26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#ffffff"/>
    </style:style>
    <style:style style:name="P28" style:family="paragraph" style:parent-style-name="Text_20_body" style:list-style-name="L9">
      <style:paragraph-properties fo:margin-left="0.318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/>
    </style:style>
    <style:style style:name="P29" style:family="paragraph" style:parent-style-name="Text_20_body" style:list-style-name="L9">
      <style:paragraph-properties fo:margin-left="0.318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9">
      <style:paragraph-properties fo:margin-left="0.318cm" fo:margin-right="0cm" fo:margin-top="0cm" fo:margin-bottom="0.247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/>
    </style:style>
    <style:style style:name="P31" style:family="paragraph" style:parent-style-name="Text_20_body" style:list-style-name="L9">
      <style:paragraph-properties fo:margin-left="0.318cm" fo:margin-right="0cm" fo:margin-top="0cm" fo:margin-bottom="0.247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/>
    </style:style>
    <style:style style:name="P32" style:family="paragraph" style:parent-style-name="Text_20_body" style:list-style-name="L9">
      <style:paragraph-properties fo:margin-left="0.318cm" fo:margin-right="0cm" fo:margin-top="0cm" fo:margin-bottom="0.35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/>
    </style:style>
    <style:style style:name="P33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#ffffff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font-variant="normal" fo:text-transform="none" fo:color="#000000" style:font-name="Abyssinica SIL" fo:font-size="12pt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35" style:family="paragraph" style:parent-style-name="List_20_Paragraph" style:list-style-name="WWNum4"/>
    <style:style style:name="P36" style:family="paragraph" style:parent-style-name="List_20_Paragraph" style:list-style-name="WWNum4">
      <style:text-properties officeooo:paragraph-rsid="00296923"/>
    </style:style>
    <style:style style:name="P37" style:family="paragraph" style:parent-style-name="List_20_Paragraph" style:list-style-name="WWNum4">
      <style:text-properties style:font-name="Abyssinica SIL1" fo:font-size="12pt" style:font-size-asian="12pt" style:font-size-complex="12pt"/>
    </style:style>
    <style:style style:name="P38" style:family="paragraph" style:parent-style-name="List_20_Paragraph" style:list-style-name="WWNum5">
      <style:text-properties style:font-name="Abyssinica SIL1" fo:font-size="12pt" style:font-size-asian="12pt" style:font-size-complex="12pt"/>
    </style:style>
    <style:style style:name="P39" style:family="paragraph" style:parent-style-name="List_20_Paragraph" style:list-style-name="WWNum5">
      <style:text-properties style:font-name="Abyssinica SIL1" fo:font-size="12pt" officeooo:paragraph-rsid="00248659" style:font-size-asian="12pt" style:font-size-complex="12pt"/>
    </style:style>
    <style:style style:name="P40" style:family="paragraph" style:parent-style-name="List_20_Paragraph" style:list-style-name="WWNum5">
      <style:text-properties style:font-name="Abyssinica SIL1" fo:font-size="12pt" officeooo:rsid="00155705" officeooo:paragraph-rsid="00155705" style:font-size-asian="12pt" style:font-size-complex="12pt"/>
    </style:style>
    <style:style style:name="P41" style:family="paragraph" style:parent-style-name="List_20_Paragraph" style:list-style-name="WWNum6">
      <style:text-properties style:font-name="Abyssinica SIL1" fo:font-size="12pt" style:font-size-asian="12pt" style:font-size-complex="12pt"/>
    </style:style>
    <style:style style:name="P42" style:family="paragraph" style:parent-style-name="List_20_Paragraph" style:list-style-name="WWNum4">
      <style:text-properties style:font-name="Abyssinica SIL1" fo:font-size="12pt" officeooo:rsid="00157a96" officeooo:paragraph-rsid="00157a96" style:font-size-asian="12pt" style:font-size-complex="12pt"/>
    </style:style>
    <style:style style:name="P43" style:family="paragraph" style:parent-style-name="List_20_Paragraph" style:list-style-name="WWNum4">
      <style:text-properties style:font-name="Abyssinica SIL1" fo:font-size="12pt" officeooo:rsid="002821ae" officeooo:paragraph-rsid="00296923" style:font-size-asian="12pt" style:font-size-complex="12pt"/>
    </style:style>
    <style:style style:name="P44" style:family="paragraph" style:parent-style-name="List_20_Paragraph" style:list-style-name="WWNum5">
      <style:text-properties style:font-name="Abyssinica SIL1" fo:font-size="12pt" fo:font-weight="bold" officeooo:rsid="00155705" officeooo:paragraph-rsid="00155705" style:font-size-asian="12pt" style:font-weight-asian="bold" style:font-size-complex="12pt" style:font-weight-complex="bold"/>
    </style:style>
    <style:style style:name="P45" style:family="paragraph" style:parent-style-name="List_20_Paragraph" style:list-style-name="WWNum5">
      <style:text-properties fo:color="#222222" style:font-name="Abyssinica SIL1" fo:font-size="12pt" fo:font-style="normal" fo:font-weight="normal" officeooo:rsid="00155705" officeooo:paragraph-rsid="00155705" style:font-name-asian="Times New Roman" style:font-size-asian="12pt" style:language-asian="en" style:country-asian="IN" style:font-style-asian="normal" style:font-weight-asian="normal" style:font-name-complex="Arial1" style:font-size-complex="12pt" style:font-style-complex="normal" style:font-weight-complex="normal"/>
    </style:style>
    <style:style style:name="P46" style:family="paragraph" style:parent-style-name="List_20_Paragraph" style:list-style-name="WWNum4">
      <style:text-properties fo:color="#222222" fo:font-style="normal" style:text-underline-style="none" fo:font-weight="normal" officeooo:rsid="002821ae" officeooo:paragraph-rsid="002821ae" fo:background-color="#ffffff" style:font-style-asian="normal" style:font-weight-asian="normal" style:font-name-complex="Arial1" style:font-style-complex="normal" style:font-weight-complex="normal"/>
    </style:style>
    <style:style style:name="P47" style:family="paragraph" style:parent-style-name="List_20_Paragraph" style:list-style-name="WWNum4">
      <style:text-properties fo:color="#222222" fo:font-style="normal" style:text-underline-style="none" fo:font-weight="normal" officeooo:rsid="00296923" officeooo:paragraph-rsid="00296923" fo:background-color="#ffffff" style:font-style-asian="normal" style:font-weight-asian="normal" style:font-name-complex="Arial1" style:font-style-complex="normal" style:font-weight-complex="normal"/>
    </style:style>
    <style:style style:name="P48" style:family="paragraph" style:parent-style-name="List_20_Paragraph" style:list-style-name="WWNum4">
      <style:text-properties fo:color="#000000" style:font-name="Abyssinica SIL1" fo:font-size="12pt" fo:font-weight="bold" officeooo:rsid="00155705" officeooo:paragraph-rsid="00155705" fo:background-color="#ffffff" style:font-size-asian="12pt" style:font-weight-asian="bold" style:font-name-complex="Arial1" style:font-size-complex="12pt"/>
    </style:style>
    <style:style style:name="P49" style:family="paragraph" style:parent-style-name="List_20_Paragraph" style:list-style-name="WWNum4">
      <style:text-properties fo:color="#000000" style:font-name="Abyssinica SIL1" fo:font-size="12pt" officeooo:rsid="002821ae" officeooo:paragraph-rsid="002821ae" fo:background-color="#ffffff" style:font-size-asian="12pt" style:font-name-complex="Arial1" style:font-size-complex="12pt"/>
    </style:style>
    <style:style style:name="P50" style:family="paragraph" style:parent-style-name="List_20_Paragraph" style:list-style-name="WWNum4">
      <style:paragraph-properties fo:margin-left="0cm" fo:margin-right="0cm" fo:text-indent="0cm" style:auto-text-indent="false"/>
      <style:text-properties fo:color="#222222" fo:font-style="normal" style:text-underline-style="none" fo:font-weight="normal" officeooo:rsid="00296923" officeooo:paragraph-rsid="00296923" fo:background-color="#ffffff" style:font-style-asian="normal" style:font-weight-asian="normal" style:font-name-complex="Arial1" style:font-style-complex="normal" style:font-weight-complex="normal"/>
    </style:style>
    <style:style style:name="P51" style:family="paragraph" style:parent-style-name="List_20_Paragraph" style:list-style-name="WWNum4">
      <style:paragraph-properties fo:margin-left="0cm" fo:margin-right="0cm" fo:text-indent="0cm" style:auto-text-indent="false"/>
      <style:text-properties style:font-name="Abyssinica SIL1" fo:font-size="12pt" officeooo:paragraph-rsid="002821ae" style:font-size-asian="12pt" style:font-size-complex="12pt"/>
    </style:style>
    <style:style style:name="P52" style:family="paragraph" style:parent-style-name="Heading_20_2" style:list-style-name="WWNum4">
      <style:text-properties fo:color="#000000" style:font-name="Abyssinica SIL1" fo:font-size="12pt" officeooo:rsid="002821ae" officeooo:paragraph-rsid="00296923" fo:background-color="#ffffff" style:font-size-asian="12pt" style:font-name-complex="Arial1" style:font-size-complex="12pt"/>
    </style:style>
    <style:style style:name="P53" style:family="paragraph" style:parent-style-name="Heading_20_2" style:list-style-name="L9">
      <style:paragraph-properties fo:margin-left="0.318cm" fo:margin-right="0cm" fo:margin-top="0.423cm" fo:margin-bottom="0.212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#ffffff"/>
    </style:style>
    <style:style style:name="T1" style:family="text">
      <style:text-properties fo:color="#222222" fo:background-color="#ffffff" loext:char-shading-value="0" style:font-name-complex="Arial1"/>
    </style:style>
    <style:style style:name="T2" style:family="text">
      <style:text-properties fo:color="#222222" fo:font-weight="bold" fo:background-color="#ffffff" loext:char-shading-value="0" style:font-weight-asian="bold" style:font-name-complex="Arial1" style:font-weight-complex="bold"/>
    </style:style>
    <style:style style:name="T3" style:family="text">
      <style:text-properties fo:color="#222222" fo:font-weight="bold" style:font-name-asian="Times New Roman" style:language-asian="en" style:country-asian="IN" style:font-weight-asian="bold" style:font-name-complex="Arial1"/>
    </style:style>
    <style:style style:name="T4" style:family="text">
      <style:text-properties fo:color="#222222" style:font-name-asian="Times New Roman" style:language-asian="en" style:country-asian="IN" style:font-name-complex="Arial1"/>
    </style:style>
    <style:style style:name="T5" style:family="text">
      <style:text-properties fo:color="#222222" style:font-name-asian="Times New Roman" style:language-asian="en" style:country-asian="IN" style:font-name-complex="Times New Roman"/>
    </style:style>
    <style:style style:name="T6" style:family="text">
      <style:text-properties fo:color="#222222" fo:font-style="normal" fo:font-weight="normal" style:font-name-asian="Times New Roman" style:language-asian="en" style:country-asian="IN" style:font-style-asian="normal" style:font-weight-asian="normal" style:font-name-complex="Arial1" style:font-style-complex="normal" style:font-weight-complex="normal"/>
    </style:style>
    <style:style style:name="T7" style:family="text">
      <style:text-properties fo:color="#222222" fo:font-style="normal" style:font-name-asian="Times New Roman" style:language-asian="en" style:country-asian="IN" style:font-style-asian="normal" style:font-name-complex="Arial1" style:font-style-complex="normal"/>
    </style:style>
    <style:style style:name="T8" style:family="text">
      <style:text-properties fo:color="#222222" fo:font-style="normal" style:text-underline-style="none" fo:font-weight="normal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" style:family="text">
      <style:text-properties fo:color="#222222" fo:font-style="normal" style:text-underline-style="none" fo:font-weight="normal" officeooo:rsid="002821a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0" style:family="text">
      <style:text-properties fo:color="#222222" fo:font-style="normal" style:text-underline-style="none" fo:font-weight="normal" officeooo:rsid="0029692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1" style:family="text">
      <style:text-properties fo:color="#222222" style:font-name="Abyssinica SIL1" fo:font-size="12pt" fo:font-weight="bold" officeooo:rsid="002821ae" fo:background-color="#ffffff" loext:char-shading-value="0" style:font-size-asian="12pt" style:font-weight-asian="bold" style:font-name-complex="Arial1" style:font-size-complex="12pt" style:font-weight-complex="bold"/>
    </style:style>
    <style:style style:name="T12" style:family="text">
      <style:text-properties fo:color="#222222" style:font-name="Abyssinica SIL" fo:background-color="transparent" loext:char-shading-value="0"/>
    </style:style>
    <style:style style:name="T13" style:family="text">
      <style:text-properties fo:color="#222222" style:font-name="Abyssinica SIL" fo:font-weight="bold" fo:background-color="transparent" loext:char-shading-value="0"/>
    </style:style>
    <style:style style:name="T14" style:family="text">
      <style:text-properties fo:color="#222222" style:font-name="Abyssinica SIL" fo:font-weight="bold" fo:background-color="#ffffff" loext:char-shading-value="0"/>
    </style:style>
    <style:style style:name="T15" style:family="text">
      <style:text-properties fo:color="#222222" style:font-name="Abyssinica SIL" fo:font-weight="normal" fo:background-color="transparent" loext:char-shading-value="0"/>
    </style:style>
    <style:style style:name="T16" style:family="text">
      <style:text-properties fo:color="#222222" style:font-name="Abyssinica SIL" fo:background-color="#ffffff" loext:char-shading-value="0"/>
    </style:style>
    <style:style style:name="T17" style:family="text">
      <style:text-properties fo:color="#222222" style:font-name="Abyssinica SIL" fo:font-size="12pt" fo:font-weight="bold" fo:background-color="#ffffff" loext:char-shading-value="0"/>
    </style:style>
    <style:style style:name="T18" style:family="text">
      <style:text-properties fo:color="#222222" style:font-name="Calibri1" fo:font-size="12pt" fo:background-color="#ffffff" loext:char-shading-value="0"/>
    </style:style>
    <style:style style:name="T19" style:family="text">
      <style:text-properties fo:color="#272727" style:font-name="Abyssinica SIL1" fo:font-size="12pt" fo:background-color="#ffffff" loext:char-shading-value="0" style:font-size-asian="12pt" style:font-name-complex="Arial1" style:font-size-complex="12pt"/>
    </style:style>
    <style:style style:name="T20" style:family="text">
      <style:text-properties fo:color="#272727" style:font-name="Abyssinica SIL" fo:font-size="12pt" fo:background-color="#ffffff" loext:char-shading-value="0"/>
    </style:style>
    <style:style style:name="T21" style:family="text">
      <style:text-properties fo:color="#333333" style:font-name="Abyssinica SIL1" fo:font-size="12pt" fo:font-weight="normal" fo:background-color="#ffffff" loext:char-shading-value="0" style:font-size-asian="12pt" style:font-weight-asian="normal" style:font-name-complex="Arial1" style:font-size-complex="12pt" style:font-weight-complex="normal" loext:padding="0cm" loext:border="none"/>
    </style:style>
    <style:style style:name="T22" style:family="text">
      <style:text-properties fo:color="#333333" style:font-name="Abyssinica SIL" fo:font-size="12pt" fo:background-color="#ffffff" loext:char-shading-value="0"/>
    </style:style>
    <style:style style:name="T23" style:family="text">
      <style:text-properties fo:color="#000000" fo:font-weight="normal" officeooo:rsid="00157a96" fo:background-color="#ffffff" loext:char-shading-value="0" style:font-weight-asian="normal" style:font-name-complex="Arial1" style:font-weight-complex="normal"/>
    </style:style>
    <style:style style:name="T24" style:family="text">
      <style:text-properties fo:color="#000000" fo:background-color="#ffffff" loext:char-shading-value="0" style:font-name-complex="Arial1"/>
    </style:style>
    <style:style style:name="T25" style:family="text">
      <style:text-properties fo:color="#000000" officeooo:rsid="00296923" fo:background-color="#ffffff" loext:char-shading-value="0" style:font-name-complex="Arial1"/>
    </style:style>
    <style:style style:name="T26" style:family="text">
      <style:text-properties fo:color="#000000" style:font-name="Abyssinica SIL1" fo:font-size="12pt" officeooo:rsid="00296923" fo:background-color="#ffffff" loext:char-shading-value="0" style:font-size-asian="12pt" style:font-name-complex="Arial1" style:font-size-complex="12pt"/>
    </style:style>
    <style:style style:name="T27" style:family="text">
      <style:text-properties fo:color="#000000" style:font-name="Abyssinica SIL1" fo:font-size="12pt" fo:font-weight="bold" officeooo:rsid="00296923" fo:background-color="#ffffff" loext:char-shading-value="0" style:font-size-asian="12pt" style:font-weight-asian="bold" style:font-name-complex="Arial1" style:font-size-complex="12pt" style:font-weight-complex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fo:background-color="transparent" loext:char-shading-value="0"/>
    </style:style>
    <style:style style:name="T30" style:family="text">
      <style:text-properties fo:font-weight="bold" fo:background-color="#ffffff" loext:char-shading-value="0"/>
    </style:style>
    <style:style style:name="T31" style:family="text">
      <style:text-properties style:font-name="Abyssinica SIL1" fo:font-size="12pt" fo:font-weight="bold" style:font-size-asian="12pt" style:font-weight-asian="bold" style:font-size-complex="12pt"/>
    </style:style>
    <style:style style:name="T32" style:family="text">
      <style:text-properties style:font-name-asian="Times New Roman" style:language-asian="en" style:country-asian="IN" style:font-name-complex="Times New Roman"/>
    </style:style>
    <style:style style:name="T33" style:family="text">
      <style:text-properties fo:background-color="transparent" loext:char-shading-value="0"/>
    </style:style>
    <style:style style:name="T34" style:family="text">
      <style:text-properties style:font-name="Abyssinica SIL" fo:font-weight="bold" fo:background-color="transparent" loext:char-shading-value="0"/>
    </style:style>
    <style:style style:name="T35" style:family="text">
      <style:text-properties style:font-name="Abyssinica SIL" fo:background-color="transparent" loext:char-shading-value="0"/>
    </style:style>
    <style:style style:name="T36" style:family="text">
      <style:text-properties style:font-name="Abyssinica SIL" fo:font-weight="normal" fo:background-color="#ffffff" loext:char-shading-value="0"/>
    </style:style>
    <style:style style:name="T37" style:family="text">
      <style:text-properties style:font-name="Abyssinica SIL" fo:background-color="#ffffff" loext:char-shading-value="0"/>
    </style:style>
    <style:style style:name="T38" style:family="text">
      <style:text-properties style:font-name="Abyssinica SIL" fo:font-size="12pt" fo:font-weight="bold" fo:background-color="transparent" loext:char-shading-value="0"/>
    </style:style>
    <style:style style:name="T39" style:family="text">
      <style:text-properties style:font-name="Abyssinica SIL" fo:font-size="12pt" fo:font-weight="bold" fo:background-color="#ffffff" loext:char-shading-value="0"/>
    </style:style>
    <style:style style:name="T40" style:family="text">
      <style:text-properties style:font-name="Abyssinica SIL" fo:font-size="12pt" fo:background-color="#ffffff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background-color="#ffffff" loext:char-shading-value="0"/>
    </style:style>
    <style:style style:name="T45" style:family="text">
      <style:text-properties style:font-name="Calibri1" fo:font-size="12pt" fo:font-style="normal" fo:font-weight="normal"/>
    </style:style>
    <style:style style:name="T46" style:family="text">
      <style:text-properties style:font-name="Arial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docs-internal-guid-38cc62b3-881d-2b7f-c795-bb41e95a7cd5"/>BASIC COMMANDS IN LINUX</text:p>
      <text:p text:style-name="Text_20_body"/>
      <text:list xml:id="list4954870662717259537" text:style-name="L1">
        <text:list-item>
          <text:p text:style-name="P7"><text:span text:style-name="T34">ls : </text:span><text:span text:style-name="T35">List all files in the current working directory</text:span></text:p>
        </text:list-item>
      </text:list>
      <text:list xml:id="list516045815019372777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4">ls –l  ::</text:span><text:span text:style-name="T12">list with long format - show permissions,ownership, size, and time and date stamp</text:span></text:p>
                        </text:list-item>
                        <text:list-item>
                          <text:p text:style-name="P20"><text:span text:style-name="T13">ls -a :: </text:span><text:span text:style-name="T12">list all including . And ..</text:span></text:p>
                        </text:list-item>
                        <text:list-item>
                          <text:p text:style-name="P22"><text:span text:style-name="T12">ls -A :: </text:span><text:span text:style-name="T15">exclude . And ..</text:span></text:p>
                        </text:list-item>
                        <text:list-item>
                          <text:p text:style-name="P23">ls -d :: list directories themselves, not their contents</text:p>
                        </text:list-item>
                        <text:list-item>
                          <text:p text:style-name="P23">ls -R ::list directories and their content recursively</text:p>
                        </text:list-item>
                        <text:list-item>
                          <text:p text:style-name="P20"><text:span text:style-name="T34">ls –al  ::  </text:span><text:span text:style-name="T33"> </text:span><text:span text:style-name="T35">List all files in the current working directory  in long listing format showing permissions, ownership, size, and time and date stam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73204611131521716" text:style-name="L3">
        <text:list-item>
          <text:p text:style-name="P8"><text:span text:style-name="T34">cd : </text:span><text:span text:style-name="T35">change the directories</text:span></text:p>
        </text:list-item>
      </text:list>
      <text:list xml:id="list58488783242676536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34">cd  .   ::  </text:span><text:span text:style-name="T35">current directory</text:span></text:p>
                        </text:list-item>
                        <text:list-item>
                          <text:p text:style-name="P21"><text:span text:style-name="T34">cd ..   :: </text:span><text:span text:style-name="T35">parent directory</text:span></text:p>
                        </text:list-item>
                        <text:list-item>
                          <text:p text:style-name="P21"><text:span text:style-name="T34">cd  /   :: </text:span><text:span text:style-name="T35">root directory</text:span></text:p>
                        </text:list-item>
                        <text:list-item>
                          <text:p text:style-name="P21"><text:span text:style-name="T34">cd ~  :: </text:span><text:span text:style-name="T35">home directory</text:span></text:p>
                        </text:list-item>
                        <text:list-item>
                          <text:p text:style-name="P21"><text:span text:style-name="T34">cd  &lt;path&gt;  ::  </text:span><text:span text:style-name="T35">to given pat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33778809542481772" text:style-name="L5">
        <text:list-item>
          <text:p text:style-name="P9"><text:span text:style-name="T34">mkdir : </text:span><text:span text:style-name="T35">creates  a directory.</text:span></text:p>
        </text:list-item>
      </text:list>
      <text:p text:style-name="P24"><text:span text:style-name="T43">             </text:span><text:span text:style-name="T41">Example : mkdir &lt;directoryname&gt;</text:span><text:span text:style-name="T43">                </text:span></text:p>
      <text:list xml:id="list5788451275340080660" text:style-name="L6">
        <text:list-item>
          <text:p text:style-name="P10"><text:span text:style-name="T34">rmdir : </text:span><text:span text:style-name="T35">remove a directory.</text:span></text:p>
        </text:list-item>
      </text:list>
      <text:p text:style-name="P25"><text:span text:style-name="T41">Example : rmdir &lt;directoryname&gt;</text:span><text:span text:style-name="T43">    </text:span></text:p>
      <text:p text:style-name="Text_20_body"/>
      <text:list xml:id="list4960182411865304212" text:style-name="L7">
        <text:list-item>
          <text:p text:style-name="P13"><text:span text:style-name="T38">cat : </text:span><text:span text:style-name="T20">it will show contents of </text:span><text:span text:style-name="T22">file.</text:span></text:p>
        </text:list-item>
      </text:list>
      <text:p text:style-name="P26">Example :  cat  filename</text:p>
      <text:p text:style-name="P25"><text:span text:style-name="T43">         </text:span><text:span text:style-name="T41">cat &gt;filename :: </text:span><text:span text:style-name="T42">create file with given filename.</text:span></text:p>
      <text:list xml:id="list588975871378446769" text:style-name="L8">
        <text:list-item>
          <text:p text:style-name="P11"><text:span text:style-name="T34">rm : </text:span><text:span text:style-name="T37">remove file. (Delete)</text:span></text:p>
        </text:list-item>
        <text:list-item>
          <text:p text:style-name="P11"><text:soft-page-break/><text:span text:style-name="T34">man &lt;command&gt;: </text:span><text:span text:style-name="T37">used to show the manual of the given command.</text:span></text:p>
        </text:list-item>
        <text:list-item>
          <text:p text:style-name="P15"><text:span text:style-name="T37">&lt;command&gt; --help : </text:span><text:span text:style-name="T36">show the manual of the given command.</text:span></text:p>
        </text:list-item>
        <text:list-item>
          <text:p text:style-name="P11"><text:span text:style-name="T34">pwd : </text:span><text:span text:style-name="T16">writes the full pathname of the current working directory .</text:span></text:p>
        </text:list-item>
      </text:list>
      <text:p text:style-name="Text_20_body"/>
      <text:list xml:id="list343269025110708522" text:style-name="L9">
        <text:list-item>
          <text:p text:style-name="P12"><text:span text:style-name="T14">sudo </text:span><text:span text:style-name="T16">: </text:span><text:span text:style-name="T37">allows user to execute a command as the superuser(root user).</text:span></text:p>
        </text:list-item>
        <text:list-item>
          <text:p text:style-name="P16">Permission of file : </text:p>
          <text:list>
            <text:list-item>
              <text:p text:style-name="P14">users </text:p>
              <text:list>
                <text:list-item>
                  <text:p text:style-name="P28"><text:span text:style-name="T29">owner</text:span><text:span text:style-name="T33"> - the owner of the file or directory</text:span></text:p>
                </text:list-item>
                <text:list-item>
                  <text:p text:style-name="P28"><text:span text:style-name="T30">group</text:span><text:span text:style-name="T44"> -  the group that has been assigned to the file or directory</text:span></text:p>
                </text:list-item>
                <text:list-item>
                  <text:p text:style-name="P28"><text:span text:style-name="T30">others</text:span><text:span text:style-name="T44"> -  all other users on the system</text:span></text:p>
                </text:list-item>
              </text:list>
            </text:list-item>
            <text:list-item>
              <text:p text:style-name="P53">Permission Type</text:p>
              <text:list>
                <text:list-item>
                  <text:p text:style-name="P30"><text:span text:style-name="T30">read</text:span><text:span text:style-name="T44"> - capability to read the contents of the file. </text:span></text:p>
                </text:list-item>
                <text:list-item>
                  <text:p text:style-name="P31"><text:span text:style-name="T39">write</text:span><text:span text:style-name="T44"> </text:span><text:span text:style-name="T40">-capability to write or modify a file or directory.</text:span></text:p>
                </text:list-item>
                <text:list-item>
                  <text:p text:style-name="P32"><text:span text:style-name="T29">execute</text:span><text:span text:style-name="T33"> - capability to execute a file or view the contents of a directory. </text:span></text:p>
                </text:list-item>
              </text:list>
            </text:list-item>
          </text:list>
        </text:list-item>
        <text:list-item>
          <text:p text:style-name="P29"><text:span text:style-name="T17">chmod :</text:span><text:span text:style-name="T18">change the permissions of files or directories.</text:span></text:p>
        </text:list-item>
      </text:list>
      <text:p text:style-name="P27">          <text:span text:style-name="T45">Example : chmod u=rwx,g=rx,o=r myfile</text:span></text:p>
      <text:p text:style-name="P33">                 <text:span text:style-name="T45">chmod 754 myfile</text:span></text:p>
      <text:p text:style-name="Text_20_body"><text:line-break/><text:line-break/><text:line-break/><text:line-break/><text:line-break/><text:line-break/><text:line-break/></text:p>
      <text:p text:style-name="P17">Basics of Shell Scripts</text:p>
      <text:p text:style-name="Text_20_body"/>
      <text:p text:style-name="P18">#To run any script</text:p>
      <text:p text:style-name="P18">#To give executable permission</text:p>
      <text:p text:style-name="P18">#chmod +x scriptname.sh</text:p>
      <text:p text:style-name="Text_20_body"/>
      <text:p text:style-name="P18"><text:soft-page-break/># ./scriptname.sh arg1 arg2 ...</text:p>
      <text:p text:style-name="Text_20_body"/>
      <text:p text:style-name="P18">echo "Output String"</text:p>
      <text:p text:style-name="Text_20_body"/>
      <text:p text:style-name="P18">echo $1     #Prints arg1</text:p>
      <text:p text:style-name="Text_20_body"/>
      <text:p text:style-name="P18">a=-10        #Should not have any space</text:p>
      <text:p text:style-name="P18">b=20</text:p>
      <text:p text:style-name="Text_20_body"/>
      <text:p text:style-name="P18">#Arithmetic Operations</text:p>
      <text:p text:style-name="P18">echo `expr $a + $b`</text:p>
      <text:p text:style-name="P18">echo `expr $b / $a`</text:p>
      <text:p text:style-name="P18">echo `expr $b % $a`</text:p>
      <text:p text:style-name="Text_20_body"/>
      <text:p text:style-name="P18">#Comparison Operators</text:p>
      <text:p text:style-name="P18">#eq = equal to</text:p>
      <text:p text:style-name="P18">#lt = less than</text:p>
      <text:p text:style-name="P18">#le = less than or equal to</text:p>
      <text:p text:style-name="Text_20_body"/>
      <text:p text:style-name="P18">#Conditional Statements</text:p>
      <text:p text:style-name="Text_20_body"/>
      <text:p text:style-name="P18">if [ $a -gt 0 ]       #Spaces are mandatory </text:p>
      <text:p text:style-name="P18">then</text:p>
      <text:p text:style-name="P19">  <text:span text:style-name="T46">echo "Positive Number"</text:span></text:p>
      <text:p text:style-name="P18">elif [ $a -lt 0 ]</text:p>
      <text:p text:style-name="P18">then</text:p>
      <text:p text:style-name="P19">  <text:span text:style-name="T46">echo "Negative Number"</text:span></text:p>
      <text:p text:style-name="P18">else</text:p>
      <text:p text:style-name="P19">  <text:span text:style-name="T46">echo "Zero"</text:span></text:p>
      <text:p text:style-name="P18">fi</text:p>
      <text:p text:style-name="Text_20_body"><text:line-break/></text:p>
      <text:p text:style-name="P18">#Loop Constructs</text:p>
      <text:p text:style-name="P18">sum=0</text:p>
      <text:p text:style-name="P18">i=0</text:p>
      <text:p text:style-name="P18">for i in {1..10}</text:p>
      <text:p text:style-name="P18">do</text:p>
      <text:p text:style-name="P19">  <text:span text:style-name="T46">sum=`expr $sum + $i`   # sum = sum + i</text:span></text:p>
      <text:p text:style-name="P18"><text:soft-page-break/>done</text:p>
      <text:p text:style-name="P18">echo "Sum is $sum"</text:p>
      <text:p text:style-name="Text_20_body"/>
      <text:p text:style-name="P18">while [ $a -le $b ] </text:p>
      <text:p text:style-name="P18">do</text:p>
      <text:p text:style-name="P19">  <text:span text:style-name="T46">echo $a</text:span></text:p>
      <text:p text:style-name="P19">  <text:span text:style-name="T46">a=`expr $a + 1`   #Similar to a++, a += 1</text:span></text:p>
      <text:p text:style-name="P18">done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yssinica SIL" svg:font-family="'Abyssinica SIL'"/>
    <style:font-face style:name="Arial" svg:font-family="Arial"/>
    <style:font-face style:name="Calibri1" svg:font-family="Calibri"/>
    <style:font-face style:name="FreeSans1" svg:font-family="FreeSans" style:font-family-generic="swiss"/>
    <style:font-face style:name="Abyssinica SIL1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ti</meta:initial-creator>
    <meta:editing-cycles>7</meta:editing-cycles>
    <meta:creation-date>2017-07-24T16:47:00</meta:creation-date>
    <dc:date>2017-07-28T13:03:53.641228663</dc:date>
    <meta:editing-duration>PT39M26S</meta:editing-duration>
    <meta:generator>LibreOffice/5.1.4.2$Linux_X86_64 LibreOffice_project/10m0$Build-2</meta:generator>
    <meta:document-statistic meta:table-count="0" meta:image-count="0" meta:object-count="0" meta:page-count="4" meta:paragraph-count="81" meta:word-count="465" meta:character-count="2453" meta:non-whitespace-character-count="195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